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Max (mA)</text:p>
          </table:table-cell>
          <table:table-cell office:value-type="string">
            <text:p>Min (mA)</text:p>
          </table:table-cell>
          <table:table-cell office:value-type="string">
            <text:p>Battery</text:p>
          </table:table-cell>
          <table:table-cell office:value-type="float" office:value="2000">
            <text:p>2000</text:p>
          </table:table-cell>
          <table:table-cell office:value-type="string">
            <text:p>Horas min:</text:p>
          </table:table-cell>
          <table:table-cell table:style-name="ce1" table:formula="of:=[.E1]/SUM([.B2:.B30])" office:value-type="float" office:value="6.54807534713148">
            <text:p>7</text:p>
          </table:table-cell>
        </table:table-row>
        <table:table-row table:style-name="ro2">
          <table:table-cell office:value-type="string">
            <text:p>Xbee</text:p>
          </table:table-cell>
          <table:table-cell office:value-type="float" office:value="215">
            <text:p>215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Horas max:</text:p>
          </table:table-cell>
          <table:table-cell table:style-name="ce1" table:formula="of:=[.E1]/[.C2:.C30]" office:value-type="float" office:value="68.9655172413793">
            <text:p>69</text:p>
          </table:table-cell>
        </table:table-row>
        <table:table-row table:style-name="ro1">
          <table:table-cell office:value-type="string">
            <text:p>Atmega168 @ 8Mhz 3.3V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RUSART0</text:p>
          </table:table-cell>
          <table:table-cell office:value-type="float" office:value="0.0054">
            <text:p>0.005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TWI</text:p>
          </table:table-cell>
          <table:table-cell table:number-columns-repeated="2" office:value-type="float" office:value="0.0101">
            <text:p>0.0101</text:p>
          </table:table-cell>
          <table:table-cell table:number-columns-repeated="4"/>
        </table:table-row>
        <table:table-row table:style-name="ro1">
          <table:table-cell office:value-type="string">
            <text:p>PRTIM2</text:p>
          </table:table-cell>
          <table:table-cell office:value-type="float" office:value="0.0104">
            <text:p>0.010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RTIM1</text:p>
          </table:table-cell>
          <table:table-cell office:value-type="float" office:value="0.00966">
            <text:p>0.0096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RTIM0</text:p>
          </table:table-cell>
          <table:table-cell office:value-type="float" office:value="0.00245">
            <text:p>0.0024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RSPI</text:p>
          </table:table-cell>
          <table:table-cell office:value-type="float" office:value="0.00955">
            <text:p>0.0095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RADC</text:p>
          </table:table-cell>
          <table:table-cell office:value-type="float" office:value="0.00904">
            <text:p>0.0090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Vconsumo = </text:p>
          </table:table-cell>
        </table:table-row>
        <table:table-row table:style-name="ro2">
          <table:table-cell office:value-type="string">
            <text:p>Atmega1280 @ 8Mhz 3.3V</text:p>
          </table:table-cell>
          <table:table-cell table:number-columns-repeated="2" office:value-type="float" office:value="6.5">
            <text:p>6.5</text:p>
          </table:table-cell>
          <table:table-cell table:number-columns-repeated="4"/>
        </table:table-row>
        <table:table-row table:style-name="ro2">
          <table:table-cell office:value-type="string">
            <text:p>PRUSART3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USART2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USART1</text:p>
          </table:table-cell>
          <table:table-cell table:number-columns-repeated="2" office:value-type="float" office:value="0.22">
            <text:p>0.22</text:p>
          </table:table-cell>
          <table:table-cell table:number-columns-repeated="4"/>
        </table:table-row>
        <table:table-row table:style-name="ro2">
          <table:table-cell office:value-type="string">
            <text:p>PRUSART0</text:p>
          </table:table-cell>
          <table:table-cell table:number-columns-repeated="2" office:value-type="float" office:value="0.22">
            <text:p>0.22</text:p>
          </table:table-cell>
          <table:table-cell table:number-columns-repeated="4"/>
        </table:table-row>
        <table:table-row table:style-name="ro2">
          <table:table-cell office:value-type="string">
            <text:p>PRTWI</text:p>
          </table:table-cell>
          <table:table-cell table:number-columns-repeated="2" office:value-type="float" office:value="0.315">
            <text:p>0.315</text:p>
          </table:table-cell>
          <table:table-cell table:number-columns-repeated="4"/>
        </table:table-row>
        <table:table-row table:style-name="ro2">
          <table:table-cell office:value-type="string">
            <text:p>PRTIM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TIM4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TIM3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TIM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TIM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TIM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SPI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PRADC</text:p>
          </table:table-cell>
          <table:table-cell office:value-type="float" office:value="0.315">
            <text:p>0.3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kyLab-SKM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RTC/Calendar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1">
          <table:table-cell office:value-type="string">
            <text:p>LCD Screen</text:p>
          </table:table-cell>
          <table:table-cell table:number-columns-repeated="6"/>
        </table:table-row>
        <table:table-row table:style-name="ro1">
          <table:table-cell office:value-type="string">
            <text:p>Power Loss (Booster eficiency) (10%)</text:p>
          </table:table-cell>
          <table:table-cell table:formula="of:=SUM([.B2:.B27])*0.1" office:value-type="float" office:value="27.76666">
            <text:p>27.76666</text:p>
          </table:table-cell>
          <table:table-cell table:number-columns-repeated="5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2:55:11</meta:creation-date>
    <dc:date>2014-01-24T14:14:33</dc:date>
    <meta:editing-duration>PT1H4M12S</meta:editing-duration>
    <meta:editing-cycles>5</meta:editing-cycles>
    <meta:generator>LibreOffice/4.0.4.2$Linux_X86_64 LibreOffice_project/400m0$Build-2</meta:generator>
    <meta:document-statistic meta:table-count="1" meta:cell-count="86" meta:object-count="0"/>
  </office:meta>
</office:document-meta>
</file>